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20d" officeooo:paragraph-rsid="001192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 of the world theories </text:p>
      <text:p text:style-name="P1"/>
      <text:p text:style-name="P1">-global warming </text:p>
      <text:p text:style-name="P1">-artificial <text:s/>intelligence rising </text:p>
      <text:p text:style-name="P1">-diseases</text:p>
      <text:p text:style-name="P1">-food</text:p>
      <text:p text:style-name="P1">-astroid</text:p>
      <text:p text:style-name="P1">-volcanoes</text:p>
      <text:p text:style-name="P1">-alie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16:28.809214339</meta:creation-date>
    <dc:date>2020-10-20T16:18:21.260901400</dc:date>
    <meta:editing-duration>PT1M54S</meta:editing-duration>
    <meta:editing-cycles>1</meta:editing-cycles>
    <meta:document-statistic meta:table-count="0" meta:image-count="0" meta:object-count="0" meta:page-count="1" meta:paragraph-count="8" meta:word-count="15" meta:character-count="114" meta:non-whitespace-character-count="103"/>
    <meta:generator>LibreOffice/6.4.2.2$Linux_X86_64 LibreOffice_project/40$Build-2</meta:generator>
  </office:meta>
</office:document-meta>
</file>